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das</text:p>
      <text:p text:style-name="Standard">requests</text:p>
      <text:p text:style-name="Standard">matplotlib</text:p>
      <text:p text:style-name="Standard">seaborn</text:p>
      <text:p text:style-name="Standard">scipy</text:p>
      <text:p text:style-name="Standard">nump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6" meta:character-count="41" meta:non-whitespace-character-count="41"/>
    <meta:generator>LibreOfficeDev/6.0.5.2$Linux_X86_64 LibreOffice_project/</meta:generator>
  </office:meta>
</office:document-meta>
</file>